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5" style:family="paragraph" style:parent-style-name="Standard">
      <style:paragraph-properties fo:margin-top="0.0835in" fo:margin-bottom="0in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3.9374in"/>
          <style:tab-stop style:position="4.5in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1874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font-style="italic" style:font-style-asian="italic" style:font-style-complex="italic"/>
    </style:style>
    <style:style style:name="P1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  <style:text-properties style:font-name="Courier New"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4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ffd320"/>
    </style:style>
    <style:style style:name="P15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6" style:family="paragraph" style:parent-style-name="Header">
      <style:paragraph-properties fo:break-before="column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7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8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9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0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1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ffffff" style:font-name="Courier New" fo:background-color="#9999cc"/>
    </style:style>
    <style:style style:name="P22" style:family="paragraph" style:parent-style-name="Header">
      <style:paragraph-properties fo:padding="0.0201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3" style:family="paragraph" style:parent-style-name="Standard">
      <style:paragraph-properties fo:padding="0.0201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4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5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26" style:family="paragraph" style:parent-style-name="Header">
      <style:paragraph-properties>
        <style:tab-stops>
          <style:tab-stop style:position="1.6043in"/>
          <style:tab-stop style:position="3.25in"/>
          <style:tab-stop style:position="4.6563in" style:type="right"/>
        </style:tab-stops>
      </style:paragraph-properties>
      <style:text-properties style:font-name="Courier New" fo:background-color="#00ffff"/>
    </style:style>
    <style:style style:name="P27" style:family="paragraph" style:parent-style-name="Header">
      <style:paragraph-properties>
        <style:tab-stops>
          <style:tab-stop style:position="1.5937in"/>
          <style:tab-stop style:position="3.2189in"/>
        </style:tab-stops>
      </style:paragraph-properties>
      <style:text-properties style:font-name="Courier New"/>
    </style:style>
    <style:style style:name="P28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use-window-font-color="true" style:font-name="Courier New" fo:background-color="transparent"/>
    </style:style>
    <style:style style:name="P29" style:family="paragraph" style:parent-style-name="Header">
      <style:paragraph-properties>
        <style:tab-stops>
          <style:tab-stop style:position="2.3752in" style:type="center"/>
          <style:tab-stop style:position="4.6665in" style:type="right"/>
        </style:tab-stops>
      </style:paragraph-properties>
      <style:text-properties style:use-window-font-color="true" style:font-name="Courier New" fo:background-color="transparent"/>
    </style:style>
    <style:style style:name="P30" style:family="paragraph" style:parent-style-name="Header">
      <style:paragraph-properties>
        <style:tab-stops>
          <style:tab-stop style:position="2.3854in" style:type="center"/>
          <style:tab-stop style:position="4.6665in" style:type="right"/>
        </style:tab-stops>
      </style:paragraph-properties>
      <style:text-properties style:use-window-font-color="true" style:font-name="Courier New" fo:background-color="transparent"/>
    </style:style>
    <style:style style:name="P31" style:family="paragraph" style:parent-style-name="Header">
      <style:paragraph-properties fo:padding="0.0201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 fo:background-color="transparent"/>
    </style:style>
    <style:style style:name="P32" style:family="paragraph" style:parent-style-name="Header">
      <style:paragraph-properties fo:break-before="column">
        <style:tab-stops>
          <style:tab-stop style:position="2.5in" style:type="center"/>
          <style:tab-stop style:position="4.6665in" style:type="right"/>
        </style:tab-stops>
      </style:paragraph-properties>
      <style:text-properties style:font-name="Courier New" fo:background-color="#94bd5e"/>
    </style:style>
    <style:style style:name="P33" style:family="paragraph" style:parent-style-name="Standard" style:master-page-name="Standard">
      <style:paragraph-properties style:page-number="auto" fo:break-before="column">
        <style:tab-stops>
          <style:tab-stop style:position="2.3646in" style:type="center"/>
          <style:tab-stop style:position="4.6665in" style:type="right"/>
        </style:tab-stops>
      </style:paragraph-properties>
      <style:text-properties style:font-name="Courier New" fo:background-color="#9999ff"/>
    </style:style>
    <style:style style:name="P34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5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36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 fo:background-color="#b3b300"/>
    </style:style>
    <style:style style:name="P38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 fo:font-style="italic" fo:background-color="transparent" style:font-style-asian="italic" style:font-style-complex="italic"/>
    </style:style>
    <style:style style:name="P3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 fo:background-color="transparent"/>
    </style:style>
    <style:style style:name="P4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4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transparent"/>
    </style:style>
    <style:style style:name="P42" style:family="paragraph" style:parent-style-name="Standard">
      <style:paragraph-properties>
        <style:tab-stops>
          <style:tab-stop style:position="2.5in"/>
          <style:tab-stop style:position="4.6665in" style:type="right"/>
        </style:tab-stops>
      </style:paragraph-properties>
      <style:text-properties style:font-name="Courier New" fo:background-color="transparent"/>
    </style:style>
    <style:style style:name="P43" style:family="paragraph" style:parent-style-name="Standard">
      <style:paragraph-properties fo:padding="0.0201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T1" style:family="text">
      <style:text-properties fo:font-size="6pt" style:font-size-asian="6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/>
    </style:style>
    <style:style style:name="T4" style:family="text">
      <style:text-properties style:font-name="Courier New" fo:background-color="#00ffff"/>
    </style:style>
    <style:style style:name="T5" style:family="text">
      <style:text-properties style:font-name="Courier New" fo:background-color="#00ff00"/>
    </style:style>
    <style:style style:name="T6" style:family="text">
      <style:text-properties style:font-name="Courier New" fo:background-color="#ffff00"/>
    </style:style>
    <style:style style:name="T7" style:family="text">
      <style:text-properties style:font-name="Courier New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Courier New" fo:font-size="9pt" style:font-size-asian="9pt" style:font-size-complex="9pt"/>
    </style:style>
    <style:style style:name="T9" style:family="text">
      <style:text-properties style:font-name="Courier New" fo:font-size="8pt" fo:font-style="italic" style:font-size-asian="8pt" style:font-style-asian="italic" style:font-size-complex="8pt" style:font-style-complex="italic"/>
    </style:style>
    <style:style style:name="T10" style:family="text">
      <style:text-properties style:font-name="Courier New" fo:background-color="#ffd320"/>
    </style:style>
    <style:style style:name="T11" style:family="text">
      <style:text-properties fo:color="#ffffff"/>
    </style:style>
    <style:style style:name="T12" style:family="text">
      <style:text-properties fo:color="#ffffff" style:font-name="Courier New" fo:background-color="#000080"/>
    </style:style>
    <style:style style:name="T13" style:family="text">
      <style:text-properties fo:color="#ffffff" fo:background-color="#800000"/>
    </style:style>
    <style:style style:name="T14" style:family="text">
      <style:text-properties fo:color="#ffffff" fo:background-color="#9999ff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/>
    </style:style>
    <style:style style:name="T18" style:family="text">
      <style:text-properties fo:color="#000000" style:font-name="Courier New" fo:background-color="#b3b300"/>
    </style:style>
    <style:style style:name="T19" style:family="text">
      <style:text-properties fo:color="#000000" style:font-name="Courier New" fo:background-color="#7da647"/>
    </style:style>
    <style:style style:name="T20" style:family="text">
      <style:text-properties fo:color="#000000" fo:background-color="transparent"/>
    </style:style>
    <style:style style:name="T21" style:family="text">
      <style:text-properties fo:color="#000000" fo:background-color="#9999ff"/>
    </style:style>
    <style:style style:name="T22" style:family="text">
      <style:text-properties fo:background-color="#00ffff"/>
    </style:style>
    <style:style style:name="T23" style:family="text">
      <style:text-properties fo:background-color="transparent"/>
    </style:style>
    <style:style style:name="T24" style:family="text">
      <style:text-properties style:use-window-font-color="true" fo:background-color="transparent"/>
    </style:style>
    <style:style style:name="T25" style:family="text">
      <style:text-properties fo:background-color="#9999ff"/>
    </style:style>
    <style:style style:name="T26" style:family="text">
      <style:text-properties fo:background-color="#94bd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ab/><text:span text:style-name="T11">Weapons / Armor</text:span><text:tab/></text:p>
      <text:p text:style-name="P18"><text:span text:style-name="T22">Wt Item <text:s text:c="8"/>Enhancement</text:span><text:span text:style-name="T23"><text:tab/></text:span><text:span text:style-name="T22">Wt Item <text:s text:c="7"/>Enhancement</text:span></text:p>
      <text:p text:style-name="P28">__ ____________ ___________<text:tab/>__ ___________ ___________</text:p>
      <text:p text:style-name="P18"><text:span text:style-name="T24">__ ____________ ___________<text:tab/>__ ___________ ___________</text:span></text:p>
      <text:p text:style-name="P28">__ ____________ ___________<text:tab/>__ ___________ ___________</text:p>
      <text:p text:style-name="P28">__ ____________ ___________<text:tab/>__ ___________ ___________</text:p>
      <text:p text:style-name="P28">__ ____________ ___________<text:tab/>__ ___________ ___________</text:p>
      <text:p text:style-name="P28">__ ____________ ___________<text:tab/>__ ___________ ___________</text:p>
      <text:p text:style-name="P29"><text:span text:style-name="T25"><text:tab/></text:span><text:span text:style-name="T14">Rods</text:span><text:span text:style-name="T25"><text:tab/></text:span></text:p>
      <text:p text:style-name="P17">Ability IIQ Chrg Used <text:s text:c="2"/>Loc<text:span text:style-name="T23"><text:tab/></text:span>Ability IIQ Chrg Used <text:s/>Loc</text:p>
      <text:p text:style-name="P18">_______ ___ ____ ______ ___<text:tab/>_______ ___ ____ _____ ___</text:p>
      <text:p text:style-name="P18">_______ ___ ____ ______ ___<text:tab/>_______ ___ ____ _____ ___</text:p>
      <text:p text:style-name="P18">_______ ___ ____ ______ ___<text:tab/>_______ ___ ____ _____ ___</text:p>
      <text:p text:style-name="P18">_______ ___ ____ ______ ___<text:tab/>_______ ___ ____ _____ ___</text:p>
      <text:p text:style-name="P18">_______ ___ ____ ______ ___<text:tab/>_______ ___ ____ _____ ___</text:p>
      <text:p text:style-name="P18"><text:span text:style-name="T24">_______ ___ ____ ______ ___<text:tab/>_______ ___ ____ _____ ___</text:span></text:p>
      <text:p text:style-name="P29"><text:span text:style-name="T25"><text:tab/></text:span><text:span text:style-name="T14">Potions<text:tab/></text:span><text:span text:style-name="T21">Healing: ____</text:span></text:p>
      <text:p text:style-name="P26">Potion <text:s/>Doses Loc<text:span text:style-name="T23"><text:tab/></text:span>Potion <text:s/>Doses Loc<text:span text:style-name="T23"><text:tab/></text:span>Potion <text:s/>Doses Loc</text:p>
      <text:p text:style-name="P27">_______ _____ ___<text:tab/>_______ _____ ___<text:tab/>_______ _____ ___</text:p>
      <text:p text:style-name="P27">_______ _____ ___<text:tab/>_______ _____ ___<text:tab/>_______ _____ ___</text:p>
      <text:p text:style-name="P27">_______ _____ ___<text:tab/>_______ _____ ___<text:tab/>_______ _____ ___</text:p>
      <text:p text:style-name="P27">_______ _____ ___<text:tab/>_______ _____ ___<text:tab/>_______ _____ ___</text:p>
      <text:p text:style-name="P27">_______ _____ ___<text:tab/>_______ _____ ___<text:tab/>_______ _____ ___</text:p>
      <text:p text:style-name="P27"><text:span text:style-name="T24">_______ _____ ___<text:tab/>_______ _____ ___<text:tab/>_______ _____ ___</text:span></text:p>
      <text:p text:style-name="P30"><text:span text:style-name="T25"><text:tab/></text:span><text:span text:style-name="T14">Miscellaneous Artifacts</text:span><text:span text:style-name="T25"><text:tab/></text:span></text:p>
      <text:p text:style-name="P17">Item Ability <text:s text:c="7"/>IIQ Loc<text:span text:style-name="T23"><text:tab/></text:span>Item Ability <text:s text:c="6"/>IIQ Loc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18">____ ______________ ___ ___<text:tab/>____ _____________ ___ ___</text:p>
      <text:p text:style-name="P23"><text:span text:style-name="T5">Jewels</text:span><text:span text:style-name="T2">____ </text:span><text:span text:style-name="T7">d20*10</text:span><text:span text:style-name="T2"> </text:span><text:span text:style-name="T19">Notes:</text:span><text:span text:style-name="T2">_________________________________</text:span></text:p>
      <text:p text:style-name="P19"><text:span text:style-name="T6">Bars__</text:span><text:span text:style-name="T2">____ </text:span><text:span text:style-name="T7">100:1</text:span><text:span text:style-name="T2"> <text:s/>_______________________________________</text:span></text:p>
      <text:p text:style-name="P19"><text:span text:style-name="T6">Gold__</text:span><text:span text:style-name="T2">____ </text:span><text:span text:style-name="T8"><text:s/></text:span><text:span text:style-name="T7">10:1</text:span><text:span text:style-name="T8"> </text:span><text:span text:style-name="T2"><text:s/>_______________________________________</text:span></text:p>
      <text:p text:style-name="P19"><text:span text:style-name="T4">Silver</text:span><text:span text:style-name="T2">____ </text:span><text:span text:style-name="T8"><text:s text:c="2"/></text:span><text:span text:style-name="T7">1:1</text:span><text:span text:style-name="T8"> </text:span><text:span text:style-name="T2"><text:s/>_______________________________________</text:span></text:p>
      <text:p text:style-name="P20"><text:span text:style-name="T12">Copper</text:span><text:span text:style-name="T2">____ </text:span><text:span text:style-name="T8"><text:s text:c="2"/></text:span><text:span text:style-name="T7">1:10</text:span><text:span text:style-name="T2"> _______________________________________</text:span></text:p>
      <text:p text:style-name="P31"><text:span text:style-name="T13">Bank</text:span>______ <text:span text:style-name="T15">Silver</text:span> _______________________________________</text:p>
      <text:p text:style-name="P3">___________________________ </text:p>
      <text:p text:style-name="P2">by ________ on ___/___/___</text:p>
      <text:p text:style-name="P5"><text:s text:c="7"/><text:span text:style-name="T1">Portrait<text:tab/> <text:s/>Team Identity </text:span></text:p>
      <text:p text:style-name="P4">Race:__________ Sex: __ <text:s/>Points: ___ / ___ <text:s/>1:____ 2:____ 3:____ 4:____ 5:____</text:p>
      <text:p text:style-name="P12"><text:s text:c="3"/>(Base)Nat/ Adj /Alt</text:p>
      <text:p text:style-name="P6"><text:span text:style-name="T3">ST:(__)</text:span><text:span text:style-name="T2">___/___<text:tab/><text:tab/>Hits:____________ Fat:_________SB:___</text:span></text:p>
      <text:p text:style-name="P6"><text:span text:style-name="T3">DX:(__)</text:span><text:span text:style-name="T2">___/___/___<text:tab/>XP:______________________ Needed:____</text:span></text:p>
      <text:p text:style-name="P7"><text:span text:style-name="T3">IQ:(__)</text:span><text:span text:style-name="T2">___/___<text:tab/><text:tab/>___________________________________</text:span></text:p>
      <text:p text:style-name="P7"><text:span text:style-name="T3">MA:(__)</text:span><text:span text:style-name="T2">___/___<text:tab/></text:span><text:span text:style-name="T9">1 hex for mental abilities; 1/2 MA for other actions</text:span></text:p>
      <text:p text:style-name="P8"><text:span text:style-name="T3">Native Abilities</text:span><text:span text:style-name="T2">:_______________________________________</text:span></text:p>
      <text:p text:style-name="P14">Wt ST DCl Dam # Weapon/Missile <text:s text:c="13"/>Special Loc</text:p>
      <text:p text:style-name="P11">In action phase, roll 3d6 vs Dx to hit, then roll Dam.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15"><text:span text:style-name="T10">Wt DX Hit MA <text:s/>Armor/Shld Loc</text:span><text:span text:style-name="T2"><text:tab/></text:span><text:span text:style-name="T10">Wt Mundane Item <text:s text:c="6"/>Loc</text:span></text:p>
      <text:p text:style-name="P9"><text:span text:style-name="T16">__ __ ___ ___ __________ ___</text:span><text:tab/>__ __________________ ___</text:p>
      <text:p text:style-name="P9">__ __ ___ ___ __________ ___<text:tab/>__ __________________ ___</text:p>
      <text:p text:style-name="P9">__ __ ___ ___ __________ ___<text:tab/>__ __________________ ___</text:p>
      <text:p text:style-name="P9">__ __ ___ ___ __________ ___<text:tab/>__ __________________ ___</text:p>
      <text:p text:style-name="P13">IIQ Ability <text:s text:c="7"/>Fat Roll Details <text:s text:c="19"/></text:p>
      <text:p text:style-name="P9"><text:span text:style-name="T15">Note Ability Details as IIQ changes. </text:span><text:tab/>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21">Languages:<text:span text:style-name="T20">_____________________________________________</text:span></text:p>
      <text:p text:style-name="P15"><text:span text:style-name="T18">Pet <text:s text:c="3"/>St Dx IQ <text:s/>MA <text:s/>Ht Dam Hits <text:s/>Fat Cost XP <text:s text:c="6"/>Nxt</text:span><text:span text:style-name="T4"> </text:span><text:span text:style-name="T2"><text:s text:c="3"/></text:span></text:p>
      <text:p text:style-name="P10">This section for use with Animal Handler ability only.</text:p>
      <text:p text:style-name="P9">______ __ __ __ ____ __ ___ ____ ____ ____ ________ ___</text:p>
      <text:p text:style-name="P9">______ __ __ __ ____ __ ___ ____ ____ ____ ________ ___</text:p>
      <text:p text:style-name="P34">______ __ __ __ ____ __ ___ ____ ____ ____ ________ ___</text:p>
      <text:p text:style-name="P37">Pwr Summon <text:s text:c="10"/>St Dx IQ <text:s/>MA <text:s/>Ht Dam <text:s/>Call Ill Img</text:p>
      <text:p text:style-name="P38">This section for use with Summon ability only.</text:p>
      <text:p text:style-name="P39">___ ________________ __ __ __ ____ __ ____ ____ ___ ___</text:p>
      <text:p text:style-name="P39">___ ________________ __ __ __ ____ __ ____ ____ ___ ___</text:p>
      <text:p text:style-name="P41"><text:span text:style-name="T17">___ ________________ __ __ __ ____ __ ____ ____ ___ ___</text:span></text:p>
      <text:p text:style-name="P42"><text:soft-page-break/><text:span text:style-name="T26"><text:tab/>Library<text:tab/></text:span></text:p>
      <text:p text:style-name="P17">Ability <text:s text:c="5"/>IIQ Val <text:s/>Ability <text:s text:c="5"/>IIQ Val <text:s/>Language Loc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32"><text:tab/>Library<text:tab/></text:p>
      <text:p text:style-name="P17">Ability <text:s text:c="5"/>IIQ Val <text:s/>Ability <text:s text:c="5"/>IIQ Val <text:s/>Language Loc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  <text:p text:style-name="P18">____________ ___$___ <text:s/>____________ ___$___ <text:s/>________ 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page-layout style:name="Mpm1">
      <style:page-layout-properties fo:page-width="11in" fo:page-height="8.5in" style:num-format="1" style:print-orientation="landscape" fo:margin-top="0.5in" fo:margin-bottom="0.4in" fo:margin-left="0.5in" fo:margin-right="0.55in" style:writing-mode="lr-tb" style:layout-grid-color="#c0c0c0" style:layout-grid-lines="29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3.0 Beginner <text:s/>Revised 07 July 2010<text:tab/><text:tab/>Version 3.0 Beginner <text:s/>Revised 07 July 2010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		Sex:__ Birthday:__/__ /__</dc:title>
    <meta:initial-creator>The Rice Family</meta:initial-creator>
    <meta:creation-date>2003-01-18T15:49:00</meta:creation-date>
    <dc:date>2010-07-07T22:37:18.49</dc:date>
    <meta:printed-by>Carol Roscoe</meta:printed-by>
    <meta:print-date>2009-01-06T10:30:21.34</meta:print-date>
    <dc:language>en-US</dc:language>
    <meta:editing-cycles>18</meta:editing-cycles>
    <meta:editing-duration>PT08H34M27S</meta:editing-duration>
    <meta:document-statistic meta:table-count="0" meta:image-count="0" meta:object-count="0" meta:page-count="2" meta:paragraph-count="200" meta:word-count="1297" meta:character-count="10742"/>
    <meta:user-defined meta:name="Info 1"/>
    <meta:user-defined meta:name="Info 2"/>
    <meta:user-defined meta:name="Info 3"/>
    <meta:user-defined meta:name="Info 4"/>
  </office:meta>
</office:document-meta>
</file>